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bf0041"/>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ول،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4">[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19">معیاری عمودی، </text:span><text:span text:style-name="T36">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 [rhombus]</text:p>
          </table:table-cell>
          <table:table-cell office:value-type="string" calcext:value-type="string">
            <text:p><text:span text:style-name="T39">چار الاضلاع</text:span>، <text:span text:style-name="T15">چار ضلعی، [چار براب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text:span text:style-name="T27">خالی خول</text:span>، پوست، غبارہ</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3">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09:15:44.085016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4T14:43:27.634964015</dc:date>
    <meta:editing-duration>P99DT8H42M35S</meta:editing-duration>
    <meta:editing-cycles>4381</meta:editing-cycles>
    <meta:generator>LibreOffice/6.4.7.2$Linux_X86_64 LibreOffice_project/40$Build-2</meta:generator>
    <meta:document-statistic meta:table-count="3" meta:cell-count="69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